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08cm" fo:min-width="0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6pt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56cm" svg:height="0.958cm" svg:x="10.444cm" svg:y="5.042cm">
          <draw:text-box>
            <text:p text:style-name="P1">p←1</text:p>
          </draw:text-box>
        </draw:frame>
        <draw:custom-shape draw:style-name="gr2" draw:text-style-name="P2" draw:layer="layout" svg:width="2.4cm" svg:height="2.5cm" svg:x="14cm" svg:y="7.8cm">
          <text:p text:style-name="P1"><text:span text:style-name="T1">+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2.9cm" svg:height="1.7cm" svg:x="3.776cm" svg:y="9.324cm">
          <text:p text:style-name="P1">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3.5cm" svg:height="1.5cm" svg:x="10.2cm" svg:y="2.9cm">
          <text:p text:style-name="P1">rem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draw:layer="layout" svg:width="1.1cm" svg:height="1.1cm" svg:x="16.7cm" svg:y="4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1" draw:layer="layout" svg:width="2.6cm" svg:height="1.9cm" svg:x="19.2cm" svg:y="7cm">
          <text:p text:style-name="P1"/>
          <text:p text:style-name="P1">1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draw:layer="layout" svg:width="1.1cm" svg:height="1.1cm" svg:x="19.106cm" svg:y="4.742cm">
          <text:p text:style-name="P1">&gt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2.9cm" svg:height="1.7cm" svg:x="7.9cm" svg:y="12.4cm">
          <text:p text:style-name="P1">p←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2.5cm" svg:x="14.2cm" svg:y="12.9cm">
          <text:p text:style-name="P1"><text:span text:style-name="T1">&gt;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2.1cm" svg:height="1.9cm" svg:x="19.9cm" svg:y="10.7cm">
          <text:p text:style-name="P1">2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  <draw:page draw:name="page2" draw:style-name="dp1" draw:master-page-name="Default">
        <draw:custom-shape draw:style-name="gr2" draw:text-style-name="P1" xml:id="id4" draw:id="id4" draw:layer="layout" svg:width="2.6cm" svg:height="1.9cm" svg:x="6.8cm" svg:y="2cm">
          <text:p text:style-name="P1"/>
          <text:p text:style-name="P1">1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1" xml:id="id3" draw:id="id3" draw:layer="layout" svg:width="1cm" svg:height="1cm" svg:x="7.6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xml:id="id1" draw:id="id1" draw:layer="layout" svg:width="2.9cm" svg:height="1.7cm" svg:x="6.7cm" svg:y="7cm">
          <text:p text:style-name="P1"><text:span text:style-name="T2">produ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3.5cm" svg:height="1.5cm" svg:x="7.7cm" svg:y="14cm">
          <text:p text:style-name="P1">*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8.15cm" svg:y1="8.7cm" svg:x2="9.45cm" svg:y2="14cm" draw:start-shape="id1" draw:start-glue-point="6" draw:end-shape="id2" draw:end-glue-point="4" svg:d="M8150 8700c0 3976 1300 1327 1300 5300">
          <text:p/>
        </draw:connector>
        <draw:connector draw:style-name="gr4" draw:text-style-name="P1" draw:layer="layout" draw:type="curve" svg:x1="8.1cm" svg:y1="6cm" svg:x2="8.15cm" svg:y2="7cm" draw:start-shape="id3" draw:start-glue-point="8" draw:end-shape="id1" draw:end-glue-point="4" svg:d="M8100 6000c0 750 50 250 50 1000">
          <text:p/>
        </draw:connector>
        <draw:connector draw:style-name="gr4" draw:text-style-name="P1" draw:layer="layout" draw:type="curve" svg:x1="8.1cm" svg:y1="3.9cm" svg:x2="8.1cm" svg:y2="5cm" draw:start-shape="id4" draw:start-glue-point="6" draw:end-shape="id3" draw:end-glue-point="4" svg:d="M8100 3900v1100">
          <text:p/>
        </draw:connector>
        <draw:custom-shape draw:style-name="gr3" draw:text-style-name="P1" xml:id="id5" draw:id="id5" draw:layer="layout" svg:width="1cm" svg:height="1cm" svg:x="3.9cm" svg:y="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line-skew="0.898cm" svg:x1="9.45cm" svg:y1="15.5cm" svg:x2="4.4cm" svg:y2="10.1cm" draw:start-shape="id2" draw:start-glue-point="6" draw:end-shape="id5" draw:end-glue-point="8" svg:d="M9450 15500v1400h-5050v-6800">
          <text:p/>
        </draw:connector>
        <draw:connector draw:style-name="gr4" draw:text-style-name="P1" draw:layer="layout" svg:x1="4.4cm" svg:y1="9.1cm" svg:x2="6.7cm" svg:y2="7.85cm" draw:start-shape="id5" draw:start-glue-point="4" draw:end-shape="id1" draw:end-glue-point="5" svg:d="M4400 9100v-1250h2300">
          <text:p/>
        </draw:connector>
        <draw:frame draw:style-name="gr5" draw:text-style-name="P1" draw:layer="layout" svg:width="2.301cm" svg:height="1.192cm" svg:x="1.8cm" svg:y="8.908cm">
          <draw:text-box>
            <text:p text:style-name="P1">p←*</text:p>
          </draw:text-box>
        </draw:frame>
        <draw:custom-shape draw:style-name="gr2" draw:text-style-name="P3" xml:id="id6" draw:id="id6" draw:layer="layout" svg:width="2.9cm" svg:height="1.7cm" svg:x="14.5cm" svg:y="7cm">
          <text:p text:style-name="P1"><text:span text:style-name="T2">count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14.5cm" svg:y1="7.85cm" svg:x2="9.45cm" svg:y2="14cm" draw:start-shape="id6" draw:start-glue-point="5" draw:end-shape="id2" draw:end-glue-point="4" svg:d="M14500 7850c-3367 0-5050 2050-5050 6150">
          <text:p/>
        </draw:connector>
        <draw:custom-shape draw:style-name="gr2" draw:text-style-name="P1" xml:id="id7" draw:id="id7" draw:layer="layout" svg:width="3.5cm" svg:height="1.5cm" svg:x="15.4cm" svg:y="13.7cm">
          <text:p text:style-name="P1">+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14.5cm" svg:y1="7.85cm" svg:x2="17.15cm" svg:y2="13.7cm" draw:start-shape="id6" draw:start-glue-point="5" draw:end-shape="id7" draw:end-glue-point="4" svg:d="M14500 7850c-751 0-626 1675 224 2201s2426-99 2426 3649">
          <text:p/>
        </draw:connector>
        <draw:custom-shape draw:style-name="gr2" draw:text-style-name="P1" xml:id="id8" draw:id="id8" draw:layer="layout" svg:width="2.6cm" svg:height="1.9cm" svg:x="16.9cm" svg:y="11cm">
          <text:p text:style-name="P1"/>
          <text:p text:style-name="P1">1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draw:type="curve" svg:x1="18.2cm" svg:y1="12.9cm" svg:x2="17.15cm" svg:y2="13.7cm" draw:start-shape="id8" draw:start-glue-point="6" draw:end-shape="id7" draw:end-glue-point="4" svg:d="M18200 12900c0 601-1050 202-1050 800">
          <text:p/>
        </draw:connector>
        <draw:custom-shape draw:style-name="gr3" draw:text-style-name="P1" xml:id="id9" draw:id="id9" draw:layer="layout" svg:width="1cm" svg:height="1cm" svg:x="20.1cm" svg:y="10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line-skew="1.298cm" svg:x1="17.15cm" svg:y1="15.2cm" svg:x2="20.6cm" svg:y2="11.1cm" draw:start-shape="id7" draw:start-glue-point="6" draw:end-shape="id9" draw:end-glue-point="8" svg:d="M17150 15200v1800h3450v-5900">
          <text:p/>
        </draw:connector>
        <draw:frame draw:style-name="gr1" draw:text-style-name="P1" draw:layer="layout" svg:width="2.301cm" svg:height="0.958cm" svg:x="21.4cm" svg:y="10cm">
          <draw:text-box>
            <text:p text:style-name="P1">p←+</text:p>
          </draw:text-box>
        </draw:frame>
        <draw:connector draw:style-name="gr4" draw:text-style-name="P1" draw:layer="layout" draw:type="curve" svg:x1="20.6cm" svg:y1="10.1cm" svg:x2="15.95cm" svg:y2="8.7cm" draw:start-shape="id9" draw:start-glue-point="4" draw:end-shape="id6" draw:end-glue-point="6" svg:d="M20600 10100c0-1048-4650-349-4650-1400">
          <text:p/>
        </draw:connector>
        <draw:custom-shape draw:style-name="gr2" draw:text-style-name="P1" xml:id="id11" draw:id="id11" draw:layer="layout" svg:width="2.6cm" svg:height="1.9cm" svg:x="14.601cm" svg:y="2cm">
          <text:p text:style-name="P1"/>
          <text:p text:style-name="P1">1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1" xml:id="id10" draw:id="id10" draw:layer="layout" svg:width="1cm" svg:height="1cm" svg:x="15.4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type="curve" svg:x1="15.901cm" svg:y1="6cm" svg:x2="15.95cm" svg:y2="7cm" draw:start-shape="id10" draw:start-glue-point="8" draw:end-shape="id6" draw:end-glue-point="4" svg:d="M15901 6000c0 750 49 250 49 1000">
          <text:p/>
        </draw:connector>
        <draw:connector draw:style-name="gr4" draw:text-style-name="P1" draw:layer="layout" draw:type="curve" svg:x1="15.901cm" svg:y1="3.9cm" svg:x2="15.901cm" svg:y2="5cm" draw:start-shape="id11" draw:start-glue-point="6" draw:end-shape="id10" draw:end-glue-point="4" svg:d="M15901 3900v1100">
          <text:p/>
        </draw:connector>
        <draw:frame draw:style-name="gr1" draw:text-style-name="P1" draw:layer="layout" svg:width="2.301cm" svg:height="0.958cm" svg:x="16.799cm" svg:y="4.8cm">
          <draw:text-box>
            <text:p text:style-name="P1">c←1</text:p>
          </draw:text-box>
        </draw:frame>
        <draw:frame draw:style-name="gr1" draw:text-style-name="P1" draw:layer="layout" svg:width="2.301cm" svg:height="0.958cm" svg:x="5.5cm" svg:y="4.8cm">
          <draw:text-box>
            <text:p text:style-name="P1">p←1</text:p>
          </draw:text-box>
        </draw:frame>
        <draw:custom-shape draw:style-name="gr2" draw:text-style-name="P1" xml:id="id12" draw:id="id12" draw:layer="layout" svg:width="1.1cm" svg:height="1.1cm" svg:x="20.8cm" svg:y="5.9cm">
          <text:p text:style-name="P1">&gt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draw:type="curve" svg:x1="17.4cm" svg:y1="7.85cm" svg:x2="20.8cm" svg:y2="6.45cm" draw:start-shape="id6" draw:start-glue-point="7" draw:end-shape="id12" draw:end-glue-point="6" svg:d="M17400 7850c2551 0 852-1400 3400-1400">
          <text:p/>
        </draw:connector>
        <draw:custom-shape draw:style-name="gr2" draw:text-style-name="P1" xml:id="id13" draw:id="id13" draw:layer="layout" svg:width="2.9cm" svg:height="1.7cm" svg:x="23cm" svg:y="7cm">
          <text:p text:style-name="P1">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23cm" svg:y1="7.85cm" svg:x2="21.9cm" svg:y2="6.45cm" draw:start-shape="id13" draw:start-glue-point="5" draw:end-shape="id12" draw:end-glue-point="10" svg:d="M23000 7850c-825 0-275-1400-1100-1400">
          <text:p/>
        </draw:connector>
      </draw:page>
      <draw:page draw:name="page3" draw:style-name="dp1" draw:master-page-name="Default">
        <draw:custom-shape draw:style-name="gr2" draw:text-style-name="P1" xml:id="id14" draw:id="id14" draw:layer="layout" svg:width="2.9cm" svg:height="1.7cm" svg:x="5cm" svg:y="4cm">
          <text:p text:style-name="P1">p←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7" draw:id="id17" draw:layer="layout" svg:width="1.631cm" svg:height="1.699cm" svg:x="5.669cm" svg:y="9.8cm">
          <text:p text:style-name="P1"><text:span text:style-name="T1">&gt;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" draw:text-style-name="P1" xml:id="id16" draw:id="id16" draw:layer="layout" svg:width="2.741cm" svg:height="0.958cm" svg:x="5.059cm" svg:y="2.1cm">
          <draw:text-box>
            <text:p text:style-name="P1">start</text:p>
          </draw:text-box>
        </draw:frame>
        <draw:custom-shape draw:style-name="gr2" draw:text-style-name="P1" xml:id="id15" draw:id="id15" draw:layer="layout" svg:width="2.9cm" svg:height="1.7cm" svg:x="5.001cm" svg:y="7.101cm">
          <text:p text:style-name="P1">c←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6.45cm" svg:y1="5.7cm" svg:x2="6.451cm" svg:y2="7.101cm" draw:start-shape="id14" draw:start-glue-point="6" draw:end-shape="id15" draw:end-glue-point="4" svg:d="M6450 5700c0 1051 1 351 1 1401">
          <text:p/>
        </draw:connector>
        <draw:connector draw:style-name="gr4" draw:text-style-name="P1" draw:layer="layout" draw:type="curve" svg:x1="6.429cm" svg:y1="3.058cm" svg:x2="6.45cm" svg:y2="4cm" draw:start-shape="id16" draw:start-glue-point="2" draw:end-shape="id14" draw:end-glue-point="4" svg:d="M6429 3058c0 706 21 236 21 942">
          <text:p/>
        </draw:connector>
        <draw:connector draw:style-name="gr4" draw:text-style-name="P1" draw:layer="layout" draw:type="curve" svg:x1="6.451cm" svg:y1="8.801cm" svg:x2="6.485cm" svg:y2="9.8cm" draw:start-shape="id15" draw:start-glue-point="6" draw:end-shape="id17" draw:end-glue-point="4" svg:d="M6451 8801c0 750 34 251 34 999">
          <text:p/>
        </draw:connector>
        <draw:custom-shape draw:style-name="gr2" draw:text-style-name="P1" xml:id="id18" draw:id="id18" draw:layer="layout" svg:width="2.9cm" svg:height="1.7cm" svg:x="5.002cm" svg:y="12.202cm">
          <text:p text:style-name="P1">p←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9" draw:id="id19" draw:layer="layout" svg:width="2.9cm" svg:height="1.7cm" svg:x="5.003cm" svg:y="15.003cm">
          <text:p text:style-name="P1">c←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6.485cm" svg:y1="11.499cm" svg:x2="6.452cm" svg:y2="12.202cm" draw:start-shape="id17" draw:start-glue-point="6" draw:end-shape="id18" draw:end-glue-point="4" svg:d="M6485 11499c0 528-33 177-33 703">
          <text:p/>
        </draw:connector>
        <draw:connector draw:style-name="gr4" draw:text-style-name="P1" draw:layer="layout" draw:type="curve" svg:x1="6.452cm" svg:y1="13.902cm" svg:x2="6.453cm" svg:y2="15.003cm" draw:start-shape="id18" draw:start-glue-point="6" draw:end-shape="id19" draw:end-glue-point="4" svg:d="M6452 13902c0 826 1 276 1 1101">
          <text:p/>
        </draw:connector>
        <draw:connector draw:style-name="gr4" draw:text-style-name="P1" draw:layer="layout" draw:line-skew="0.895cm -1.402cm" svg:x1="6.453cm" svg:y1="16.703cm" svg:x2="5.669cm" svg:y2="10.65cm" draw:start-shape="id19" draw:start-glue-point="6" draw:end-shape="id17" draw:end-glue-point="5" svg:d="M6453 16703v1397h-3353v-7450h2569">
          <text:p/>
        </draw:connector>
        <draw:frame draw:style-name="gr1" draw:text-style-name="P1" xml:id="id20" draw:id="id20" draw:layer="layout" svg:width="2.741cm" svg:height="0.958cm" svg:x="10.06cm" svg:y="10.8cm">
          <draw:text-box>
            <text:p text:style-name="P1">done</text:p>
          </draw:text-box>
        </draw:frame>
        <draw:connector draw:style-name="gr4" draw:text-style-name="P1" draw:layer="layout" draw:type="curve" svg:x1="7.3cm" svg:y1="10.65cm" svg:x2="10.06cm" svg:y2="11.279cm" draw:start-shape="id17" draw:start-glue-point="7" draw:end-shape="id20" draw:end-glue-point="3" svg:d="M7300 10650c2071 0 692 629 2760 629">
          <text:p/>
        </draw:connector>
        <draw:frame draw:style-name="gr1" draw:text-style-name="P1" draw:layer="layout" svg:width="2.741cm" svg:height="0.958cm" svg:x="7.559cm" svg:y="9.7cm">
          <draw:text-box>
            <text:p text:style-name="P1">yes</text:p>
          </draw:text-box>
        </draw:frame>
      </draw:page>
      <draw:page draw:name="page4" draw:style-name="dp1" draw:master-page-name="Default">
        <draw:custom-shape draw:style-name="gr2" draw:text-style-name="P1" xml:id="id24" draw:id="id24" draw:layer="layout" svg:width="2.6cm" svg:height="1.9cm" svg:x="6.801cm" svg:y="2cm">
          <text:p text:style-name="P1"/>
          <text:p text:style-name="P1">1.0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1" xml:id="id23" draw:id="id23" draw:layer="layout" svg:width="1cm" svg:height="1cm" svg:x="7.6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xml:id="id21" draw:id="id21" draw:layer="layout" svg:width="2.9cm" svg:height="1.7cm" svg:x="6.701cm" svg:y="7cm">
          <text:p text:style-name="P1"><text:span text:style-name="T2">gue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2" draw:id="id22" draw:layer="layout" svg:width="3.5cm" svg:height="1.5cm" svg:x="7.701cm" svg:y="14cm">
          <text:p text:style-name="P1"><text:span text:style-name="T2">improv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8.151cm" svg:y1="8.7cm" svg:x2="9.451cm" svg:y2="14cm" draw:start-shape="id21" draw:start-glue-point="6" draw:end-shape="id22" draw:end-glue-point="4" svg:d="M8151 8700c0 3976 1300 1327 1300 5300">
          <text:p/>
        </draw:connector>
        <draw:connector draw:style-name="gr4" draw:text-style-name="P1" draw:layer="layout" draw:type="curve" svg:x1="8.101cm" svg:y1="6cm" svg:x2="8.151cm" svg:y2="7cm" draw:start-shape="id23" draw:start-glue-point="8" draw:end-shape="id21" draw:end-glue-point="4" svg:d="M8101 6000c0 750 50 250 50 1000">
          <text:p/>
        </draw:connector>
        <draw:connector draw:style-name="gr4" draw:text-style-name="P1" draw:layer="layout" draw:type="curve" svg:x1="8.101cm" svg:y1="3.9cm" svg:x2="8.101cm" svg:y2="5cm" draw:start-shape="id24" draw:start-glue-point="6" draw:end-shape="id23" draw:end-glue-point="4" svg:d="M8101 3900v1100">
          <text:p/>
        </draw:connector>
        <draw:custom-shape draw:style-name="gr3" draw:text-style-name="P1" xml:id="id25" draw:id="id25" draw:layer="layout" svg:width="1cm" svg:height="1cm" svg:x="4.301cm" svg:y="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line-skew="0.898cm" svg:x1="9.451cm" svg:y1="15.5cm" svg:x2="4.801cm" svg:y2="10.1cm" draw:start-shape="id22" draw:start-glue-point="6" draw:end-shape="id25" draw:end-glue-point="8" svg:d="M9451 15500v1400h-4650v-6800">
          <text:p/>
        </draw:connector>
        <draw:connector draw:style-name="gr4" draw:text-style-name="P1" draw:layer="layout" svg:x1="4.801cm" svg:y1="9.1cm" svg:x2="6.701cm" svg:y2="7.85cm" draw:start-shape="id25" draw:start-glue-point="4" draw:end-shape="id21" draw:end-glue-point="5" svg:d="M4801 9100v-1250h1900">
          <text:p/>
        </draw:connector>
        <draw:frame draw:style-name="gr6" draw:text-style-name="P1" draw:layer="layout" svg:width="2.602cm" svg:height="1.665cm" svg:x="1.7cm" svg:y="8.672cm">
          <draw:text-box>
            <text:p text:style-name="P1">g←im</text:p>
          </draw:text-box>
        </draw:frame>
        <draw:frame draw:style-name="gr1" draw:text-style-name="P1" draw:layer="layout" svg:width="2.301cm" svg:height="0.958cm" svg:x="5.501cm" svg:y="4.8cm">
          <draw:text-box>
            <text:p text:style-name="P1">g←1</text:p>
          </draw:text-box>
        </draw:frame>
        <draw:custom-shape draw:style-name="gr2" draw:text-style-name="P3" xml:id="id26" draw:id="id26" draw:layer="layout" svg:width="3.5cm" svg:height="1.5cm" svg:x="12.3cm" svg:y="9.7cm">
          <text:p text:style-name="P1"><text:span text:style-name="T2">good-enough?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9.601cm" svg:y1="7.85cm" svg:x2="14.05cm" svg:y2="9.7cm" draw:start-shape="id21" draw:start-glue-point="7" draw:end-shape="id26" draw:end-glue-point="4" svg:d="M9601 7850c2966 0 4449 616 4449 1850">
          <text:p/>
        </draw:connector>
        <draw:custom-shape draw:style-name="gr2" draw:text-style-name="P3" xml:id="id27" draw:id="id27" draw:layer="layout" svg:width="2.9cm" svg:height="1.7cm" svg:x="17.3cm" svg:y="7.1cm">
          <text:p text:style-name="P1"><text:span text:style-name="T2">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17.3cm" svg:y1="7.95cm" svg:x2="14.05cm" svg:y2="9.7cm" draw:start-shape="id27" draw:start-glue-point="5" draw:end-shape="id26" draw:end-glue-point="4" svg:d="M17300 7950c-2167 0-3250 583-3250 1750">
          <text:p/>
        </draw:connector>
        <draw:custom-shape draw:style-name="gr2" draw:text-style-name="P3" xml:id="id28" draw:id="id28" draw:layer="layout" svg:width="3.6cm" svg:height="1.5cm" svg:x="16.9cm" svg:y="2.1cm">
          <text:p text:style-name="P1"><text:span text:style-name="T2">read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xml:id="id29" draw:id="id29" draw:layer="layout" svg:width="1cm" svg:height="1cm" svg:x="18.2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type="curve" svg:x1="18.7cm" svg:y1="3.6cm" svg:x2="18.701cm" svg:y2="5cm" draw:start-shape="id28" draw:start-glue-point="6" draw:end-shape="id29" draw:end-glue-point="4" svg:d="M18700 3600c0 1051 1 352 1 1400">
          <text:p/>
        </draw:connector>
        <draw:connector draw:style-name="gr4" draw:text-style-name="P1" draw:layer="layout" draw:type="curve" svg:x1="18.701cm" svg:y1="6cm" svg:x2="18.75cm" svg:y2="7.1cm" draw:start-shape="id29" draw:start-glue-point="8" draw:end-shape="id27" draw:end-glue-point="4" svg:d="M18701 6000c0 825 49 275 49 1100">
          <text:p/>
        </draw:connector>
        <draw:connector draw:style-name="gr4" draw:text-style-name="P1" draw:layer="layout" svg:x1="18.75cm" svg:y1="8.8cm" svg:x2="10.851cm" svg:y2="14.75cm" draw:start-shape="id27" draw:start-glue-point="6" draw:end-shape="id22" draw:end-glue-point="7" svg:d="M18750 8800v5950h-7899">
          <text:p/>
        </draw:connector>
        <draw:frame draw:style-name="gr6" draw:text-style-name="P1" draw:layer="layout" svg:width="2.698cm" svg:height="1.665cm" svg:x="19.702cm" svg:y="4.447cm">
          <draw:text-box>
            <text:p text:style-name="P1">x←rd</text:p>
          </draw:text-box>
        </draw:frame>
      </draw:page>
      <draw:page draw:name="page5" draw:style-name="dp1" draw:master-page-name="Default">
        <draw:custom-shape draw:style-name="gr2" draw:text-style-name="P1" draw:layer="layout" svg:width="4.677cm" svg:height="9.185cm" svg:x="18.923cm" svg:y="2.4cm">
          <text:p text:style-name="P1">stack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30" draw:id="id30" draw:layer="layout" svg:width="2.608cm" svg:height="1.529cm" svg:x="12.448cm" svg:y="9.696cm">
          <text:p text:style-name="P1"><text:span text:style-name="T2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38" draw:id="id38" draw:layer="layout" svg:width="2.608cm" svg:height="1.529cm" svg:x="12.448cm" svg:y="3.29cm">
          <text:p text:style-name="P1"><text:span text:style-name="T2">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31" draw:id="id31" draw:layer="layout" svg:width="2.5cm" svg:height="1.071cm" svg:x="8cm" svg:y="15.551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3" xml:id="id32" draw:id="id32" draw:layer="layout" svg:width="2.4cm" svg:height="1.028cm" svg:x="14.9cm" svg:y="15.551cm">
          <text:p text:style-name="P1"><text:span text:style-name="T2">-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xml:id="id34" draw:id="id34" draw:layer="layout" svg:width="1.8cm" svg:height="1.315cm" svg:x="7.2cm" svg:y="13.2cm">
          <text:p text:style-name="P1"/>
          <text:p text:style-name="P1">1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xml:id="id33" draw:id="id33" draw:layer="layout" svg:width="1.938cm" svg:height="1.416cm" svg:x="15.9cm" svg:y="13.284cm">
          <text:p text:style-name="P1"/>
          <text:p text:style-name="P1">2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4" draw:text-style-name="P1" draw:layer="layout" svg:x1="15.1cm" svg:y1="10.8cm" svg:x2="16.8cm" svg:y2="10.8cm">
          <text:p/>
        </draw:line>
        <draw:connector draw:style-name="gr4" draw:text-style-name="P1" draw:layer="layout" draw:type="curve" draw:line-skew="0.712cm" svg:x1="13.752cm" svg:y1="11.225cm" svg:x2="9.25cm" svg:y2="15.551cm" draw:start-shape="id30" draw:end-shape="id31" draw:end-glue-point="4" svg:d="M13752 11225c0 4312-4502 2150-4502 4326">
          <text:p/>
        </draw:connector>
        <draw:connector draw:style-name="gr4" draw:text-style-name="P1" draw:layer="layout" draw:type="curve" draw:line-skew="0.506cm" svg:x1="13.752cm" svg:y1="11.225cm" svg:x2="16.1cm" svg:y2="15.551cm" draw:start-shape="id30" draw:start-glue-point="6" draw:end-shape="id32" svg:d="M13752 11225c0 4003 2348 1841 2348 4326">
          <text:p/>
        </draw:connector>
        <draw:connector draw:style-name="gr4" draw:text-style-name="P1" draw:layer="layout" draw:type="curve" svg:x1="16.869cm" svg:y1="14.7cm" svg:x2="16.1cm" svg:y2="15.551cm" draw:start-shape="id33" draw:start-glue-point="6" draw:end-shape="id32" draw:end-glue-point="4" svg:d="M16869 14700c0 639-769 214-769 851">
          <text:p/>
        </draw:connector>
        <draw:connector draw:style-name="gr4" draw:text-style-name="P1" draw:layer="layout" draw:type="curve" svg:x1="8.1cm" svg:y1="14.515cm" svg:x2="9.25cm" svg:y2="15.551cm" draw:start-shape="id34" draw:start-glue-point="6" draw:end-shape="id31" draw:end-glue-point="4" svg:d="M8100 14515c0 777 1150 259 1150 1036">
          <text:p/>
        </draw:connector>
        <draw:custom-shape draw:style-name="gr3" draw:text-style-name="P1" xml:id="id35" draw:id="id35" draw:layer="layout" svg:width="0.8cm" svg:height="0.8cm" svg:x="11.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svg:x1="16.1cm" svg:y1="16.579cm" svg:x2="11.6cm" svg:y2="12.6cm" draw:start-shape="id32" draw:start-glue-point="6" draw:end-shape="id35" draw:end-glue-point="8" svg:d="M16100 16579v502h-4500v-4481">
          <text:p/>
        </draw:connector>
        <draw:custom-shape draw:style-name="gr3" draw:text-style-name="P1" xml:id="id36" draw:id="id36" draw:layer="layout" svg:width="0.8cm" svg:height="0.8cm" svg:x="6.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svg:x1="9.25cm" svg:y1="16.622cm" svg:x2="6.5cm" svg:y2="12.5cm" draw:start-shape="id31" draw:start-glue-point="6" draw:end-shape="id36" draw:end-glue-point="8" svg:d="M9250 16622v501h-2750v-4623">
          <text:p/>
        </draw:connector>
        <draw:connector draw:style-name="gr4" draw:text-style-name="P1" draw:layer="layout" draw:type="curve" svg:x1="11.6cm" svg:y1="11.8cm" svg:x2="12.448cm" svg:y2="10.461cm" draw:start-shape="id35" draw:start-glue-point="4" draw:end-shape="id30" draw:end-glue-point="5" svg:d="M11600 11800c0-893 282-1339 848-1339">
          <text:p/>
        </draw:connector>
        <draw:connector draw:style-name="gr4" draw:text-style-name="P1" draw:layer="layout" draw:type="curve" svg:x1="6.5cm" svg:y1="11.7cm" svg:x2="12.448cm" svg:y2="10.461cm" draw:start-shape="id36" draw:start-glue-point="4" draw:end-shape="id30" draw:end-glue-point="5" svg:d="M6500 11700c0-826 1982-1239 5948-1239">
          <text:p/>
        </draw:connector>
        <draw:custom-shape draw:style-name="gr2" draw:text-style-name="P3" xml:id="id37" draw:id="id37" draw:layer="layout" svg:width="2.7cm" svg:height="1.1cm" svg:x="7.9cm" svg:y="5.6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13.752cm" svg:y1="9.696cm" svg:x2="9.25cm" svg:y2="5.6cm" draw:start-shape="id30" draw:start-glue-point="4" draw:end-shape="id37" draw:end-glue-point="4" svg:d="M13752 9696c0-6895-4502-4847-4502-4096">
          <text:p/>
        </draw:connector>
        <draw:connector draw:style-name="gr4" draw:text-style-name="P1" draw:layer="layout" draw:type="curve" svg:x1="12.448cm" svg:y1="4.055cm" svg:x2="9.25cm" svg:y2="5.6cm" draw:start-shape="id38" draw:start-glue-point="5" draw:end-shape="id37" draw:end-glue-point="4" svg:d="M12448 4055c-2132 0-3198 515-3198 1545">
          <text:p/>
        </draw:connector>
        <draw:custom-shape draw:style-name="gr3" draw:text-style-name="P1" xml:id="id39" draw:id="id39" draw:layer="layout" svg:width="0.8cm" svg:height="0.8cm" svg:x="6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svg:x1="9.25cm" svg:y1="6.7cm" svg:x2="7cm" svg:y2="3.4cm" draw:start-shape="id37" draw:start-glue-point="6" draw:end-shape="id39" draw:end-glue-point="8" svg:d="M9250 6700v502h-2250v-3802">
          <text:p/>
        </draw:connector>
        <draw:connector draw:style-name="gr4" draw:text-style-name="P1" draw:layer="layout" draw:type="curve" svg:x1="7cm" svg:y1="2.6cm" svg:x2="13.752cm" svg:y2="3.29cm" draw:start-shape="id39" draw:start-glue-point="4" draw:end-shape="id38" svg:d="M7000 2600c0-751 6752-1096 6752 690">
          <text:p/>
        </draw:connector>
        <draw:custom-shape draw:style-name="gr2" draw:text-style-name="P1" xml:id="id40" draw:id="id40" draw:layer="layout" svg:width="1.1cm" svg:height="1.1cm" svg:x="6.5cm" svg:y="8.5cm">
          <text:p text:style-name="P1">&lt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41" draw:id="id41" draw:layer="layout" svg:width="1.938cm" svg:height="1.416cm" svg:x="2.762cm" svg:y="7.9cm">
          <text:p text:style-name="P1"/>
          <text:p text:style-name="P1">2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draw:type="curve" svg:x1="13.752cm" svg:y1="9.696cm" svg:x2="7.6cm" svg:y2="9.05cm" draw:start-shape="id30" draw:start-glue-point="4" draw:end-shape="id40" draw:end-glue-point="10" svg:d="M13752 9696c0-431-2050-646-6152-646">
          <text:p/>
        </draw:connector>
        <draw:connector draw:style-name="gr4" draw:text-style-name="P1" draw:layer="layout" draw:type="curve" svg:x1="3.731cm" svg:y1="9.316cm" svg:x2="6.5cm" svg:y2="9.05cm" draw:start-shape="id41" draw:start-glue-point="6" draw:end-shape="id40" draw:end-glue-point="6" svg:d="M3731 9316c0 753 935 628 1291 373s130-639 1478-639">
          <text:p/>
        </draw:connector>
        <draw:line draw:style-name="gr4" draw:text-style-name="P1" draw:layer="layout" svg:x1="15.1cm" svg:y1="4.5cm" svg:x2="16.7cm" svg:y2="4.5cm">
          <text:p/>
        </draw:line>
        <draw:custom-shape draw:style-name="gr3" draw:text-style-name="P1" draw:layer="layout" svg:width="0.8cm" svg:height="0.8cm" svg:x="16.7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16.7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16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16.7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1" draw:layer="layout" svg:x1="17.5cm" svg:y1="10.8cm" svg:x2="19.1cm" svg:y2="10.8cm">
          <text:p/>
        </draw:line>
        <draw:line draw:style-name="gr4" draw:text-style-name="P1" draw:layer="layout" svg:x1="17.5cm" svg:y1="4.5cm" svg:x2="19cm" svg:y2="4.5cm">
          <text:p/>
        </draw:line>
        <draw:line draw:style-name="gr4" draw:text-style-name="P1" draw:layer="layout" svg:x1="18.9cm" svg:y1="9.9cm" svg:x2="17.5cm" svg:y2="9.9cm">
          <text:p/>
        </draw:line>
        <draw:line draw:style-name="gr4" draw:text-style-name="P1" draw:layer="layout" svg:x1="16.7cm" svg:y1="10cm" svg:x2="15cm" svg:y2="10cm">
          <text:p/>
        </draw:line>
        <draw:line draw:style-name="gr4" draw:text-style-name="P1" draw:layer="layout" svg:x1="18.9cm" svg:y1="3.5cm" svg:x2="17.6cm" svg:y2="3.5cm">
          <text:p/>
        </draw:line>
        <draw:line draw:style-name="gr4" draw:text-style-name="P1" draw:layer="layout" svg:x1="16.7cm" svg:y1="3.5cm" svg:x2="15cm" svg:y2="3.5cm">
          <text:p/>
        </draw:line>
        <draw:custom-shape draw:style-name="gr2" draw:text-style-name="P3" xml:id="id48" draw:id="id48" draw:layer="layout" svg:width="4.677cm" svg:height="1.7cm" svg:x="18.923cm" svg:y="14cm">
          <text:p text:style-name="P1"><text:span text:style-name="T2">contin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0.8cm" svg:height="0.8cm" svg:x="19.8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21.8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1" draw:layer="layout" svg:x1="20.2cm" svg:y1="11.5cm" svg:x2="20.2cm" svg:y2="12.4cm">
          <text:p/>
        </draw:line>
        <draw:line draw:style-name="gr4" draw:text-style-name="P1" draw:layer="layout" svg:x1="20.2cm" svg:y1="13.1cm" svg:x2="20.2cm" svg:y2="14.1cm">
          <text:p/>
        </draw:line>
        <draw:line draw:style-name="gr4" draw:text-style-name="P1" draw:layer="layout" svg:x1="22.2cm" svg:y1="14cm" svg:x2="22.2cm" svg:y2="13.1cm">
          <text:p/>
        </draw:line>
        <draw:line draw:style-name="gr4" draw:text-style-name="P1" draw:layer="layout" svg:x1="22.2cm" svg:y1="12.3cm" svg:x2="22.2cm" svg:y2="11.6cm">
          <text:p/>
        </draw:line>
        <draw:custom-shape draw:style-name="gr3" draw:text-style-name="P1" xml:id="id43" draw:id="id43" draw:layer="layout" svg:width="0.8cm" svg:height="0.8cm" svg:x="19.8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xml:id="id45" draw:id="id45" draw:layer="layout" svg:width="0.8cm" svg:height="0.8cm" svg:x="21.8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4" xml:id="id42" draw:id="id42" draw:layer="layout" svg:width="1.341cm" svg:height="1.213cm" svg:x="18.659cm" svg:y="17.782cm">
          <text:p text:style-name="P1"><text:span text:style-name="T3">fib-don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4" xml:id="id44" draw:id="id44" draw:layer="layout" svg:width="1.341cm" svg:height="1.213cm" svg:x="22.045cm" svg:y="17.782cm">
          <text:p text:style-name="P1"><text:span text:style-name="T3">after-fib-1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type="curve" svg:x1="19.33cm" svg:y1="17.782cm" svg:x2="20.2cm" svg:y2="17.1cm" draw:start-shape="id42" draw:start-glue-point="4" draw:end-shape="id43" draw:end-glue-point="8" svg:d="M19330 17782c0-511 870-171 870-682">
          <text:p/>
        </draw:connector>
        <draw:connector draw:style-name="gr4" draw:text-style-name="P1" draw:layer="layout" draw:type="curve" svg:x1="22.716cm" svg:y1="17.782cm" svg:x2="22.2cm" svg:y2="17.1cm" draw:start-shape="id44" draw:start-glue-point="4" draw:end-shape="id45" draw:end-glue-point="8" svg:d="M22716 17782c0-511-516-171-516-682">
          <text:p/>
        </draw:connector>
        <draw:line draw:style-name="gr4" draw:text-style-name="P1" draw:layer="layout" svg:x1="20.2cm" svg:y1="16.3cm" svg:x2="20.2cm" svg:y2="15.7cm">
          <text:p/>
        </draw:line>
        <draw:line draw:style-name="gr4" draw:text-style-name="P1" draw:layer="layout" svg:x1="22.2cm" svg:y1="16.3cm" svg:x2="22.2cm" svg:y2="15.7cm">
          <text:p/>
        </draw:line>
        <draw:custom-shape draw:style-name="gr3" draw:text-style-name="P1" xml:id="id47" draw:id="id47" draw:layer="layout" svg:width="0.8cm" svg:height="0.8cm" svg:x="25.5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4" xml:id="id46" draw:id="id46" draw:layer="layout" svg:width="1.341cm" svg:height="1.213cm" svg:x="25.245cm" svg:y="16.982cm">
          <text:p text:style-name="P1"><text:span text:style-name="T3">after-fib-2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type="curve" svg:x1="25.916cm" svg:y1="16.982cm" svg:x2="25.9cm" svg:y2="16.2cm" draw:start-shape="id46" draw:start-glue-point="4" draw:end-shape="id47" draw:end-glue-point="8" svg:d="M25916 16982c0-586-16-196-16-782">
          <text:p/>
        </draw:connector>
        <draw:connector draw:style-name="gr4" draw:text-style-name="P1" draw:layer="layout" draw:type="curve" svg:x1="25.9cm" svg:y1="15.4cm" svg:x2="23.6cm" svg:y2="14.85cm" draw:start-shape="id47" draw:start-glue-point="4" draw:end-shape="id48" draw:end-glue-point="7" svg:d="M25900 15400c0-367-766-550-2300-550">
          <text:p/>
        </draw:connector>
      </draw:page>
      <draw:page draw:name="page6" draw:style-name="dp1" draw:master-page-name="Default">
        <draw:custom-shape draw:style-name="gr2" draw:text-style-name="P3" xml:id="id50" draw:id="id50" draw:layer="layout" svg:width="2.5cm" svg:height="1.071cm" svg:x="6.3cm" svg:y="12.6cm">
          <text:p text:style-name="P3"><text:span text:style-name="T2">*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3" xml:id="id51" draw:id="id51" draw:layer="layout" svg:width="2.608cm" svg:height="1.529cm" svg:x="8.6cm" svg:y="9.371cm">
          <text:p text:style-name="P3"><text:span text:style-name="T2">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52" draw:id="id52" draw:layer="layout" svg:width="0.8cm" svg:height="0.8cm" svg:x="2.6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1" xml:id="id58" draw:id="id58" draw:layer="layout" svg:width="1.1cm" svg:height="1.1cm" svg:x="15.3cm" svg:y="3.1cm">
          <text:p text:style-name="P1">=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53" draw:id="id53" draw:layer="layout" svg:width="1.938cm" svg:height="1.416cm" svg:x="9.5cm" svg:y="3.6cm">
          <text:p text:style-name="P1"/>
          <text:p text:style-name="P1">1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5" xml:id="id49" draw:id="id49" draw:layer="layout" svg:width="2.608cm" svg:height="1.529cm" svg:x="4.392cm" svg:y="8.371cm">
          <text:p text:style-name="P5">produc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5.696cm" svg:y1="9.9cm" svg:x2="7.55cm" svg:y2="12.6cm" draw:start-shape="id49" draw:start-glue-point="6" draw:end-shape="id50" draw:end-glue-point="4" svg:d="M5696 9900c0 2025 1854 675 1854 2700">
          <text:p/>
        </draw:connector>
        <draw:connector draw:style-name="gr4" draw:text-style-name="P1" draw:layer="layout" draw:type="curve" svg:x1="9.904cm" svg:y1="10.9cm" svg:x2="7.55cm" svg:y2="12.6cm" draw:start-shape="id51" draw:start-glue-point="6" draw:end-shape="id50" draw:end-glue-point="4" svg:d="M9904 10900c0 1275-2354 425-2354 1700">
          <text:p/>
        </draw:connector>
        <draw:connector draw:style-name="gr4" draw:text-style-name="P1" draw:layer="layout" draw:type="curve" svg:x1="3cm" svg:y1="10.9cm" svg:x2="4.392cm" svg:y2="9.135cm" draw:start-shape="id52" draw:start-glue-point="4" draw:end-shape="id49" svg:d="M3000 10900c0-1177 464-1765 1392-1765">
          <text:p/>
        </draw:connector>
        <draw:connector draw:style-name="gr4" draw:text-style-name="P1" draw:layer="layout" draw:line-skew="1.328cm" svg:x1="7.55cm" svg:y1="13.671cm" svg:x2="3cm" svg:y2="11.7cm" draw:start-shape="id50" draw:start-glue-point="6" draw:end-shape="id52" draw:end-glue-point="8" svg:d="M7550 13671v1829h-4550v-3800">
          <text:p/>
        </draw:connector>
        <draw:custom-shape draw:style-name="gr3" draw:text-style-name="P1" xml:id="id54" draw:id="id54" draw:layer="layout" svg:width="0.8cm" svg:height="0.8cm" svg:x="5.3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type="curve" svg:x1="10.469cm" svg:y1="5.016cm" svg:x2="5.7cm" svg:y2="6.2cm" draw:start-shape="id53" draw:start-glue-point="6" draw:end-shape="id54" draw:end-glue-point="4" svg:d="M10469 5016c0 889-4769 298-4769 1184">
          <text:p/>
        </draw:connector>
        <draw:connector draw:style-name="gr4" draw:text-style-name="P1" draw:layer="layout" draw:type="curve" svg:x1="5.7cm" svg:y1="7cm" svg:x2="5.696cm" svg:y2="8.371cm" draw:start-shape="id54" draw:start-glue-point="8" draw:end-shape="id49" draw:end-glue-point="4" svg:d="M5700 7000c0 1027-4 342-4 1371">
          <text:p/>
        </draw:connector>
        <draw:custom-shape draw:style-name="gr2" draw:text-style-name="P3" xml:id="id55" draw:id="id55" draw:layer="layout" svg:width="2.5cm" svg:height="1.071cm" svg:x="12.5cm" svg:y="12.1cm">
          <text:p text:style-name="P3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draw:line-skew="0.242cm" svg:x1="10.469cm" svg:y1="5.016cm" svg:x2="13.75cm" svg:y2="12.1cm" draw:start-shape="id53" draw:start-glue-point="6" draw:end-shape="id55" svg:d="M10469 5016c0 5676 3281 2134 3281 7084">
          <text:p/>
        </draw:connector>
        <draw:custom-shape draw:style-name="gr2" draw:text-style-name="P3" xml:id="id56" draw:id="id56" draw:layer="layout" svg:width="2.608cm" svg:height="1.529cm" svg:x="14.492cm" svg:y="5.8cm">
          <text:p text:style-name="P3"><text:span text:style-name="T2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14.492cm" svg:y1="6.565cm" svg:x2="13.75cm" svg:y2="12.1cm" draw:start-shape="id56" draw:start-glue-point="5" draw:end-shape="id55" draw:end-glue-point="4" svg:d="M14492 6565c-495 0-742 1845-742 5535">
          <text:p/>
        </draw:connector>
        <draw:custom-shape draw:style-name="gr3" draw:text-style-name="P1" xml:id="id57" draw:id="id57" draw:layer="layout" svg:width="0.8cm" svg:height="0.8cm" svg:x="17.8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type="curve" svg:x1="18.2cm" svg:y1="8.9cm" svg:x2="15.796cm" svg:y2="7.329cm" draw:start-shape="id57" draw:start-glue-point="4" draw:end-shape="id56" draw:end-glue-point="6" svg:d="M18200 8900c0-1177-2404-392-2404-1571">
          <text:p/>
        </draw:connector>
        <draw:connector draw:style-name="gr4" draw:text-style-name="P1" draw:layer="layout" draw:line-skew="1.028cm" svg:x1="13.75cm" svg:y1="13.171cm" svg:x2="18.2cm" svg:y2="9.7cm" draw:start-shape="id55" draw:start-glue-point="6" draw:end-shape="id57" draw:end-glue-point="8" svg:d="M13750 13171v1529h4450v-5000">
          <text:p/>
        </draw:connector>
        <draw:custom-shape draw:style-name="gr2" draw:text-style-name="P1" xml:id="id59" draw:id="id59" draw:layer="layout" svg:width="1.938cm" svg:height="1.416cm" svg:x="18.362cm" svg:y="2cm">
          <text:p text:style-name="P1"/>
          <text:p text:style-name="P1">0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draw:type="curve" svg:x1="15.796cm" svg:y1="5.8cm" svg:x2="15.85cm" svg:y2="4.2cm" draw:start-shape="id56" draw:start-glue-point="4" draw:end-shape="id58" draw:end-glue-point="8" svg:d="M15796 5800c0-1200 54-400 54-1600">
          <text:p/>
        </draw:connector>
        <draw:connector draw:style-name="gr4" draw:text-style-name="P1" draw:layer="layout" draw:type="curve" svg:x1="19.331cm" svg:y1="3.416cm" svg:x2="15.85cm" svg:y2="3.1cm" draw:start-shape="id59" draw:start-glue-point="6" draw:end-shape="id58" draw:end-glue-point="4" svg:d="M19331 3416c0 753-1950 503-1950-157 0-659-1531-910-1531-159">
          <text:p/>
        </draw:connector>
        <draw:custom-shape draw:style-name="gr2" draw:text-style-name="P1" draw:layer="layout" svg:width="3.6cm" svg:height="3.4cm" svg:x="21.3cm" svg:y="5.2cm">
          <text:p text:style-name="P1">stack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7.3cm" svg:y1="7.1cm" svg:x2="18.9cm" svg:y2="7.1cm">
          <text:p/>
        </draw:line>
        <draw:custom-shape draw:style-name="gr3" draw:text-style-name="P1" draw:layer="layout" svg:width="0.8cm" svg:height="0.8cm" svg:x="18.9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18.9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1" draw:layer="layout" svg:x1="19.7cm" svg:y1="7.1cm" svg:x2="21.2cm" svg:y2="7.1cm">
          <text:p/>
        </draw:line>
        <draw:line draw:style-name="gr4" draw:text-style-name="P1" draw:layer="layout" svg:x1="21.1cm" svg:y1="6.1cm" svg:x2="19.8cm" svg:y2="6.1cm">
          <text:p/>
        </draw:line>
        <draw:line draw:style-name="gr4" draw:text-style-name="P1" draw:layer="layout" svg:x1="18.9cm" svg:y1="6.1cm" svg:x2="17.2cm" svg:y2="6.1cm">
          <text:p/>
        </draw:line>
        <draw:custom-shape draw:style-name="gr2" draw:text-style-name="P3" draw:layer="layout" svg:width="3.9cm" svg:height="1.7cm" svg:x="21.3cm" svg:y="11.1cm">
          <text:p text:style-name="P3"><text:span text:style-name="T2">contin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0.8cm" svg:height="0.8cm" svg:x="21.64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23.64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1" draw:layer="layout" svg:x1="22.041cm" svg:y1="8.6cm" svg:x2="22.041cm" svg:y2="9.5cm">
          <text:p/>
        </draw:line>
        <draw:line draw:style-name="gr4" draw:text-style-name="P1" draw:layer="layout" svg:x1="22.041cm" svg:y1="10.2cm" svg:x2="22.041cm" svg:y2="11.2cm">
          <text:p/>
        </draw:line>
        <draw:line draw:style-name="gr4" draw:text-style-name="P1" draw:layer="layout" svg:x1="24.041cm" svg:y1="11.1cm" svg:x2="24.041cm" svg:y2="10.2cm">
          <text:p/>
        </draw:line>
        <draw:line draw:style-name="gr4" draw:text-style-name="P1" draw:layer="layout" svg:x1="24.041cm" svg:y1="9.4cm" svg:x2="24.041cm" svg:y2="8.7cm">
          <text:p/>
        </draw:line>
        <draw:custom-shape draw:style-name="gr3" draw:text-style-name="P1" xml:id="id61" draw:id="id61" draw:layer="layout" svg:width="0.8cm" svg:height="0.8cm" svg:x="21.641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xml:id="id63" draw:id="id63" draw:layer="layout" svg:width="0.8cm" svg:height="0.8cm" svg:x="23.641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4" xml:id="id60" draw:id="id60" draw:layer="layout" svg:width="1.341cm" svg:height="1.213cm" svg:x="20.5cm" svg:y="14.882cm">
          <text:p text:style-name="P4"><text:span text:style-name="T3">????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4" xml:id="id62" draw:id="id62" draw:layer="layout" svg:width="1.341cm" svg:height="1.213cm" svg:x="23.886cm" svg:y="14.882cm">
          <text:p text:style-name="P4"><text:span text:style-name="T3">expt-don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type="curve" svg:x1="21.171cm" svg:y1="14.882cm" svg:x2="22.041cm" svg:y2="14.2cm" draw:start-shape="id60" draw:start-glue-point="4" draw:end-shape="id61" draw:end-glue-point="8" svg:d="M21171 14882c0-511 870-171 870-682">
          <text:p/>
        </draw:connector>
        <draw:connector draw:style-name="gr4" draw:text-style-name="P1" draw:layer="layout" draw:type="curve" svg:x1="24.557cm" svg:y1="14.882cm" svg:x2="24.041cm" svg:y2="14.2cm" draw:start-shape="id62" draw:start-glue-point="4" draw:end-shape="id63" draw:end-glue-point="8" svg:d="M24557 14882c0-511-516-171-516-682">
          <text:p/>
        </draw:connector>
        <draw:line draw:style-name="gr4" draw:text-style-name="P1" draw:layer="layout" svg:x1="22.041cm" svg:y1="13.4cm" svg:x2="22.041cm" svg:y2="12.8cm">
          <text:p/>
        </draw:line>
        <draw:line draw:style-name="gr4" draw:text-style-name="P1" draw:layer="layout" svg:x1="24.041cm" svg:y1="13.4cm" svg:x2="24.041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onsolas" style:font-style-name="Regular" style:font-family-generic="swiss" style:font-pitch="variable" fo:font-size="20pt" fo:font-style="normal" fo:text-shadow="none" style:text-underline-style="none" fo:font-weight="normal" style:letter-kerning="true" style:font-family-asian="'Noto Sans Japanese'" style:font-style-name-asian="Regular" style:font-family-generic-asian="swiss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09:28:48</meta:creation-date>
    <dc:date>2015-10-30T08:55:37</dc:date>
    <meta:editing-duration>P4DT9H36M28S</meta:editing-duration>
    <meta:editing-cycles>5</meta:editing-cycles>
    <meta:generator>OpenOffice/4.1.1$Unix OpenOffice.org_project/411m6$Build-9775</meta:generator>
    <meta:document-statistic meta:object-count="181"/>
  </office:meta>
</office:document-meta>
</file>